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31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808080"/>
    </style:style>
    <style:style style:name="ce3" style:family="table-cell" style:parent-style-name="Default" style:data-style-name="N11"/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7b59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bf819e" fo:border="0.06pt solid #000000"/>
    </style:style>
    <style:style style:name="ce12" style:family="table-cell" style:parent-style-name="Default">
      <style:table-cell-properties fo:background-color="transparent" fo:border="none"/>
    </style:style>
    <style:style style:name="ce13" style:family="table-cell" style:parent-style-name="Default">
      <style:table-cell-properties fo:background-color="#e16173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fo:background-color="#f7d1d5" style:text-align-source="fix" style:repeat-content="false" fo:border="0.06pt solid #000000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fo:background-color="#e0c2cd" style:text-align-source="fix" style:repeat-content="false" fo:border="0.06pt solid #000000"/>
      <style:paragraph-properties fo:text-align="end" fo:margin-left="0in"/>
    </style:style>
    <style:style style:name="ce19" style:family="table-cell" style:parent-style-name="Default">
      <style:table-cell-properties fo:background-color="#b3cac7"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 style:data-style-name="N11">
      <style:table-cell-properties fo:background-color="#dee7e5" style:text-align-source="fix" style:repeat-content="false" fo:border="0.06pt solid #000000"/>
      <style:paragraph-properties fo:text-align="end" fo:margin-left="0in"/>
    </style:style>
    <style:style style:name="ce21" style:family="table-cell" style:parent-style-name="Default">
      <style:table-cell-properties fo:background-color="#dee7e5" style:text-align-source="fix" style:repeat-content="false" fo:border="0.06pt solid #000000"/>
      <style:paragraph-properties fo:text-align="end" fo:margin-left="0in"/>
    </style:style>
    <style:style style:name="ce22" style:family="table-cell" style:parent-style-name="Default">
      <style:table-cell-properties fo:background-color="#e8a202" style:text-align-source="fix" style:repeat-content="false" fo:border="0.06pt solid #000000"/>
      <style:paragraph-properties fo:text-align="center" fo:margin-left="0in"/>
    </style:style>
    <style:style style:name="ce23" style:family="table-cell" style:parent-style-name="Default">
      <style:table-cell-properties fo:background-color="#ffdbb6" fo:border="0.06pt solid #000000"/>
    </style:style>
    <style:style style:name="ce24" style:family="table-cell" style:parent-style-name="Default">
      <style:table-cell-properties fo:background-color="#ffdbb6" style:text-align-source="fix" style:repeat-content="false" fo:border="0.06pt solid #000000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50.txt</text:p>
          </table:table-cell>
          <table:table-cell table:number-columns-repeated="1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float" office:value="45" calcext:value-type="float">
            <text:p>45</text:p>
          </table:table-cell>
          <table:table-cell office:value-type="float" office:value="552" calcext:value-type="float">
            <text:p>552</text:p>
          </table:table-cell>
          <table:table-cell office:value-type="float" office:value="21" calcext:value-type="float">
            <text:p>21</text:p>
          </table:table-cell>
          <table:table-cell office:value-type="float" office:value="211" calcext:value-type="float">
            <text:p>211</text:p>
          </table:table-cell>
          <table:table-cell office:value-type="float" office:value="274" calcext:value-type="float">
            <text:p>274</text:p>
          </table:table-cell>
          <table:table-cell office:value-type="float" office:value="442" calcext:value-type="float">
            <text:p>442</text:p>
          </table:table-cell>
          <table:table-cell office:value-type="float" office:value="170" calcext:value-type="float">
            <text:p>170</text:p>
          </table:table-cell>
          <table:table-cell office:value-type="float" office:value="527" calcext:value-type="float">
            <text:p>527</text:p>
          </table:table-cell>
          <table:table-cell office:value-type="float" office:value="635" calcext:value-type="float">
            <text:p>6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1" calcext:value-type="float">
            <text:p>631</text:p>
          </table:table-cell>
          <table:table-cell office:value-type="float" office:value="422" calcext:value-type="float">
            <text:p>422</text:p>
          </table:table-cell>
          <table:table-cell office:value-type="float" office:value="295" calcext:value-type="float">
            <text:p>295</text:p>
          </table:table-cell>
          <table:table-cell office:value-type="float" office:value="127" calcext:value-type="float">
            <text:p>127</text:p>
          </table:table-cell>
          <table:table-cell office:value-type="float" office:value="231" calcext:value-type="float">
            <text:p>231</text:p>
          </table:table-cell>
          <table:table-cell office:value-type="float" office:value="252" calcext:value-type="float">
            <text:p>252</text:p>
          </table:table-cell>
          <table:table-cell office:value-type="float" office:value="337" calcext:value-type="float">
            <text:p>337</text:p>
          </table:table-cell>
          <table:table-cell office:value-type="float" office:value="192" calcext:value-type="float">
            <text:p>192</text:p>
          </table:table-cell>
          <table:table-cell office:value-type="float" office:value="589" calcext:value-type="float">
            <text:p>589</text:p>
          </table:table-cell>
          <table:table-cell office:value-type="float" office:value="635" calcext:value-type="float">
            <text:p>6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635" calcext:value-type="float">
            <text:p>63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3" calcext:value-type="float">
            <text:p>633</text:p>
          </table:table-cell>
          <table:table-cell office:value-type="float" office:value="567" calcext:value-type="float">
            <text:p>567</text:p>
          </table:table-cell>
          <table:table-cell office:value-type="float" office:value="462" calcext:value-type="float">
            <text:p>462</text:p>
          </table:table-cell>
          <table:table-cell office:value-type="float" office:value="609" calcext:value-type="float">
            <text:p>609</text:p>
          </table:table-cell>
          <table:table-cell office:value-type="float" office:value="319" calcext:value-type="float">
            <text:p>319</text:p>
          </table:table-cell>
          <table:table-cell office:value-type="float" office:value="635" calcext:value-type="float">
            <text:p>63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float" office:value="400" calcext:value-type="float">
            <text:p>400</text:p>
          </table:table-cell>
          <table:table-cell office:value-type="float" office:value="504" calcext:value-type="float">
            <text:p>504</text:p>
          </table:table-cell>
          <table:table-cell office:value-type="float" office:value="483" calcext:value-type="float">
            <text:p>483</text:p>
          </table:table-cell>
          <table:table-cell office:value-type="float" office:value="358" calcext:value-type="float">
            <text:p>358</text:p>
          </table:table-cell>
          <table:table-cell office:value-type="float" office:value="64" calcext:value-type="float">
            <text:p>64</text:p>
          </table:table-cell>
          <table:table-cell office:value-type="float" office:value="378" calcext:value-type="float">
            <text:p>378</text:p>
          </table:table-cell>
          <table:table-cell office:value-type="float" office:value="635" calcext:value-type="float">
            <text:p>635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2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35 2 55</text:p>
          </table:table-cell>
          <table:table-cell table:style-name="ce6" office:value-type="string" calcext:value-type="string">
            <text:p>33 26 5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46 10 66</text:p>
          </table:table-cell>
          <table:table-cell table:style-name="ce4" office:value-type="string" calcext:value-type="string">
            <text:p>44 13 64</text:p>
          </table:table-cell>
          <table:table-cell table:style-name="ce4" office:value-type="string" calcext:value-type="string">
            <text:p>34 21 54</text:p>
          </table:table-cell>
          <table:table-cell table:style-name="ce4" office:value-type="string" calcext:value-type="string">
            <text:p>37 8 57</text:p>
          </table:table-cell>
          <table:table-cell table:style-name="ce4" office:value-type="string" calcext:value-type="string">
            <text:p>40 25 60</text:p>
          </table:table-cell>
          <table:table-cell table:style-name="ce2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41 20 61</text:p>
          </table:table-cell>
          <table:table-cell table:style-name="ce4" office:value-type="string" calcext:value-type="string">
            <text:p>49 14 69</text:p>
          </table:table-cell>
          <table:table-cell table:style-name="ce4" office:value-type="string" calcext:value-type="string">
            <text:p>47 6 6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string" calcext:value-type="string">
            <text:p>42 16 62</text:p>
          </table:table-cell>
          <table:table-cell table:style-name="ce4" office:value-type="string" calcext:value-type="string">
            <text:p>45 9 65</text:p>
          </table:table-cell>
          <table:table-cell table:style-name="ce4" office:value-type="string" calcext:value-type="string">
            <text:p>36 28 56</text:p>
          </table:table-cell>
          <table:table-cell table:style-name="ce2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string" calcext:value-type="string">
            <text:p>30 7 50</text:p>
          </table:table-cell>
          <table:table-cell table:style-name="ce6" office:value-type="string" calcext:value-type="string">
            <text:p>39 4 59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4" office:value-type="string" calcext:value-type="string">
            <text:p>38 15 5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32 19 52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3" calcext:value-type="float">
            <text:p>23</text:p>
          </table:table-cell>
          <table:table-cell table:style-name="ce4" office:value-type="string" calcext:value-type="string">
            <text:p>43 17 63</text:p>
          </table:table-cell>
          <table:table-cell table:style-name="ce4" office:value-type="string" calcext:value-type="string">
            <text:p>48 3 68</text:p>
          </table:table-cell>
          <table:table-cell table:style-name="ce5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" table:formula="of:=[.C17]/[.B20]" office:value-type="percentage" office:value="0.105263157894737" calcext:value-type="percentage">
            <text:p>10.53%</text:p>
          </table:table-cell>
          <table:table-cell table:style-name="ce6" office:value-type="float" office:value="2" calcext:value-type="float">
            <text:p>2</text:p>
          </table:table-cell>
          <table:table-cell table:style-name="ce3" table:formula="of:=([.C17]/[.$C$20])" office:value-type="percentage" office:value="0.0666666666666667" calcext:value-type="percentage">
            <text:p>6.67%</text:p>
          </table:table-cell>
          <table:table-cell table:style-name="ce7" office:value-type="string" calcext:value-type="string" table:number-columns-spanned="4" table:number-rows-spanned="1">
            <text:p>pacotes associados não estão entre os 5 mais próximos</text:p>
          </table:table-cell>
          <table:covered-table-cell table:number-columns-repeated="3" table:style-name="ce8"/>
          <table:table-cell table:number-columns-repeated="4"/>
        </table:table-row>
        <table:table-row table:style-name="ro1"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3" table:formula="of:=([.C18]/[.$C$20])" office:value-type="percentage" office:value="0.366666666666667" calcext:value-type="percentage">
            <text:p>36.67%</text:p>
          </table:table-cell>
          <table:table-cell table:style-name="ce7" office:value-type="string" calcext:value-type="string" table:number-columns-spanned="4" table:number-rows-spanned="1">
            <text:p>não há pacotes associados</text:p>
          </table:table-cell>
          <table:covered-table-cell table:number-columns-repeated="3" table:style-name="ce8"/>
          <table:table-cell table:formula="of:=[.C18]+[.C19]" office:value-type="float" office:value="28" calcext:value-type="float">
            <text:p>28</text:p>
          </table:table-cell>
          <table:table-cell table:style-name="ce3" table:formula="of:=[.I18]/30" office:value-type="percentage" office:value="0.933333333333333" calcext:value-type="percentage">
            <text:p>93.33%</text:p>
          </table:table-cell>
          <table:table-cell table:number-columns-repeated="2"/>
        </table:table-row>
        <table:table-row table:style-name="ro1">
          <table:table-cell/>
          <table:table-cell table:style-name="ce3" table:formula="of:=[.C19]/[.B20]" office:value-type="percentage" office:value="0.894736842105263" calcext:value-type="percentage">
            <text:p>89.47%</text:p>
          </table:table-cell>
          <table:table-cell table:style-name="ce4" office:value-type="float" office:value="17" calcext:value-type="float">
            <text:p>17</text:p>
          </table:table-cell>
          <table:table-cell table:style-name="ce3" table:formula="of:=([.C19]/[.$C$20])" office:value-type="percentage" office:value="0.566666666666667" calcext:value-type="percentage">
            <text:p>56.67%</text:p>
          </table:table-cell>
          <table:table-cell table:style-name="ce7" office:value-type="string" calcext:value-type="string" table:number-columns-spanned="4" table:number-rows-spanned="1">
            <text:p>pacotes associados estão entre os 5 mais próximos</text:p>
          </table:table-cell>
          <table:covered-table-cell table:number-columns-repeated="3" table:style-name="ce8"/>
          <table:table-cell table:number-columns-repeated="4"/>
        </table:table-row>
        <table:table-row table:style-name="ro1">
          <table:table-cell/>
          <table:table-cell table:formula="of:=SUM([.C17]+[.C19])" office:value-type="float" office:value="19" calcext:value-type="float">
            <text:p>19</text:p>
          </table:table-cell>
          <table:table-cell table:formula="of:=SUM([.C17:.C19])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55.txt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35" calcext:value-type="float">
            <text:p>735</text:p>
          </table:table-cell>
          <table:table-cell office:value-type="float" office:value="190" calcext:value-type="float">
            <text:p>190</text:p>
          </table:table-cell>
          <table:table-cell office:value-type="float" office:value="609" calcext:value-type="float">
            <text:p>609</text:p>
          </table:table-cell>
          <table:table-cell office:value-type="float" office:value="567" calcext:value-type="float">
            <text:p>567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 office:value-type="float" office:value="714" calcext:value-type="float">
            <text:p>71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49" calcext:value-type="float">
            <text:p>149</text:p>
          </table:table-cell>
          <table:table-cell office:value-type="float" office:value="630" calcext:value-type="float">
            <text:p>630</text:p>
          </table:table-cell>
          <table:table-cell office:value-type="float" office:value="87" calcext:value-type="float">
            <text:p>87</text:p>
          </table:table-cell>
          <table:table-cell office:value-type="float" office:value="484" calcext:value-type="float">
            <text:p>484</text:p>
          </table:table-cell>
          <table:table-cell office:value-type="float" office:value="741" calcext:value-type="float">
            <text:p>7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37" calcext:value-type="float">
            <text:p>737</text:p>
          </table:table-cell>
          <table:table-cell office:value-type="float" office:value="326" calcext:value-type="float">
            <text:p>326</text:p>
          </table:table-cell>
          <table:table-cell office:value-type="float" office:value="399" calcext:value-type="float">
            <text:p>399</text:p>
          </table:table-cell>
          <table:table-cell office:value-type="float" office:value="525" calcext:value-type="float">
            <text:p>525</text:p>
          </table:table-cell>
          <table:table-cell office:value-type="float" office:value="741" calcext:value-type="float">
            <text:p>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738" calcext:value-type="float">
            <text:p>738</text:p>
          </table:table-cell>
          <table:table-cell office:value-type="float" office:value="684" calcext:value-type="float">
            <text:p>684</text:p>
          </table:table-cell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office:value-type="float" office:value="169" calcext:value-type="float">
            <text:p>169</text:p>
          </table:table-cell>
          <table:table-cell office:value-type="float" office:value="232" calcext:value-type="float">
            <text:p>232</text:p>
          </table:table-cell>
          <table:table-cell office:value-type="float" office:value="336" calcext:value-type="float">
            <text:p>336</text:p>
          </table:table-cell>
          <table:table-cell office:value-type="float" office:value="693" calcext:value-type="float">
            <text:p>693</text:p>
          </table:table-cell>
          <table:table-cell office:value-type="float" office:value="213" calcext:value-type="float">
            <text:p>213</text:p>
          </table:table-cell>
          <table:table-cell office:value-type="float" office:value="652" calcext:value-type="float">
            <text:p>652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/>
          <table:table-cell office:value-type="float" office:value="739" calcext:value-type="float">
            <text:p>739</text:p>
          </table:table-cell>
          <table:table-cell office:value-type="float" office:value="295" calcext:value-type="float">
            <text:p>295</text:p>
          </table:table-cell>
          <table:table-cell office:value-type="float" office:value="588" calcext:value-type="float">
            <text:p>588</text:p>
          </table:table-cell>
          <table:table-cell office:value-type="float" office:value="441" calcext:value-type="float">
            <text:p>441</text:p>
          </table:table-cell>
          <table:table-cell office:value-type="float" office:value="357" calcext:value-type="float">
            <text:p>357</text:p>
          </table:table-cell>
          <table:table-cell office:value-type="float" office:value="378" calcext:value-type="float">
            <text:p>378</text:p>
          </table:table-cell>
          <table:table-cell office:value-type="float" office:value="253" calcext:value-type="float">
            <text:p>253</text:p>
          </table:table-cell>
          <table:table-cell office:value-type="float" office:value="421" calcext:value-type="float">
            <text:p>421</text:p>
          </table:table-cell>
          <table:table-cell office:value-type="float" office:value="741" calcext:value-type="float">
            <text:p>7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office:value-type="float" office:value="462" calcext:value-type="float">
            <text:p>462</text:p>
          </table:table-cell>
          <table:table-cell office:value-type="float" office:value="547" calcext:value-type="float">
            <text:p>547</text:p>
          </table:table-cell>
          <table:table-cell office:value-type="float" office:value="64" calcext:value-type="float">
            <text:p>64</text:p>
          </table:table-cell>
          <table:table-cell office:value-type="float" office:value="274" calcext:value-type="float">
            <text:p>274</text:p>
          </table:table-cell>
          <table:table-cell office:value-type="float" office:value="741" calcext:value-type="float">
            <text:p>741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54 9 7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76" calcext:value-type="float">
            <text:p>76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51 7 71</text:p>
          </table:table-cell>
          <table:table-cell table:style-name="ce5" office:value-type="float" office:value="30" calcext:value-type="float">
            <text:p>30</text:p>
          </table:table-cell>
          <table:table-cell table:style-name="ce4" office:value-type="string" calcext:value-type="string">
            <text:p>50 4 70</text:p>
          </table:table-cell>
          <table:table-cell table:style-name="ce4" office:value-type="string" calcext:value-type="string">
            <text:p>41 23 61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77" calcext:value-type="float">
            <text:p>77</text:p>
          </table:table-cell>
          <table:table-cell table:style-name="ce6" office:value-type="string" calcext:value-type="string">
            <text:p>43 15 6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5" calcext:value-type="float">
            <text:p>25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78" calcext:value-type="float">
            <text:p>78</text:p>
          </table:table-cell>
          <table:table-cell table:style-name="ce6" office:value-type="string" calcext:value-type="string">
            <text:p>40 32 6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string" calcext:value-type="string">
            <text:p>49 8 69</text:p>
          </table:table-cell>
          <table:table-cell table:style-name="ce4" office:value-type="string" calcext:value-type="string">
            <text:p>47 11 6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3" calcext:value-type="float">
            <text:p>33</text:p>
          </table:table-cell>
          <table:table-cell table:style-name="ce4" office:value-type="string" calcext:value-type="string">
            <text:p>53 10 73</text:p>
          </table:table-cell>
          <table:table-cell table:style-name="ce4" office:value-type="string" calcext:value-type="string">
            <text:p>39 31 59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1">
          <table:table-cell/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37 14 5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4" office:value-type="string" calcext:value-type="string">
            <text:p>48 12 68</text:p>
          </table:table-cell>
          <table:table-cell table:style-name="ce4" office:value-type="string" calcext:value-type="string">
            <text:p>38 20 58</text:p>
          </table:table-cell>
          <table:table-cell table:style-name="ce2" office:value-type="float" office:value="81" calcext:value-type="float">
            <text:p>81</text:p>
          </table:table-cell>
          <table:table-cell/>
          <table:table-cell table:style-name="ce9"/>
        </table:table-row>
        <table:table-row table:style-name="ro1">
          <table:table-cell/>
          <table:table-cell table:style-name="ce2" office:value-type="float" office:value="80" calcext:value-type="float">
            <text:p>80</text:p>
          </table:table-cell>
          <table:table-cell table:style-name="ce5" office:value-type="float" office:value="22" calcext:value-type="float">
            <text:p>22</text:p>
          </table:table-cell>
          <table:table-cell table:style-name="ce4" office:value-type="string" calcext:value-type="string">
            <text:p>46 26 66</text:p>
          </table:table-cell>
          <table:table-cell table:style-name="ce4" office:value-type="string" calcext:value-type="string">
            <text:p>45 3 65</text:p>
          </table:table-cell>
          <table:table-cell table:style-name="ce4" office:value-type="string" calcext:value-type="string">
            <text:p>42 13 62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style-name="ce3" table:formula="of:=[.C37]/[.$C$40]" office:value-type="percentage" office:value="0.0571428571428571" calcext:value-type="percentage">
            <text:p>5.71%</text:p>
          </table:table-cell>
          <table:table-cell table:style-name="ce3" table:formula="of:=[.C37]/[.D40]" office:value-type="percentage" office:value="0.125" calcext:value-type="percentage">
            <text:p>12.50%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float" office:value="19" calcext:value-type="float">
            <text:p>19</text:p>
          </table:table-cell>
          <table:table-cell table:style-name="ce3" table:formula="of:=[.C38]/[.$C$40]" office:value-type="percentage" office:value="0.542857142857143" calcext:value-type="percentage">
            <text:p>54.29%</text:p>
          </table:table-cell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style-name="ce4" office:value-type="float" office:value="14" calcext:value-type="float">
            <text:p>14</text:p>
          </table:table-cell>
          <table:table-cell table:style-name="ce3" table:formula="of:=[.C39]/[.$C$40]" office:value-type="percentage" office:value="0.4" calcext:value-type="percentage">
            <text:p>40.00%</text:p>
          </table:table-cell>
          <table:table-cell table:style-name="ce3" table:formula="of:=[.C39]/[.D40]" office:value-type="percentage" office:value="0.875" calcext:value-type="percentage">
            <text:p>87.50%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C37:.C39])" office:value-type="float" office:value="35" calcext:value-type="float">
            <text:p>35</text:p>
          </table:table-cell>
          <table:table-cell table:formula="of:=[.C37]+[.C39]" office:value-type="float" office:value="16" calcext:value-type="float">
            <text:p>16</text:p>
          </table:table-cell>
          <table:table-cell table:number-columns-repeated="8"/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.75139" calcext:value-type="float">
            <text:p>37.75139</text:p>
          </table:table-cell>
          <table:table-cell office:value-type="float" office:value="-122.39435" calcext:value-type="float">
            <text:p>-122.39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.61562" calcext:value-type="float">
            <text:p>37.61562</text:p>
          </table:table-cell>
          <table:table-cell office:value-type="float" office:value="-122.38956" calcext:value-type="float">
            <text:p>-122.389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96" calcext:value-type="float">
            <text:p>996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.76423" calcext:value-type="float">
            <text:p>37.76423</text:p>
          </table:table-cell>
          <table:table-cell office:value-type="float" office:value="-122.46149" calcext:value-type="float">
            <text:p>-122.461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88" calcext:value-type="float">
            <text:p>688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.76909" calcext:value-type="float">
            <text:p>37.76909</text:p>
          </table:table-cell>
          <table:table-cell office:value-type="float" office:value="-122.42012" calcext:value-type="float">
            <text:p>-122.420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17" calcext:value-type="float">
            <text:p>717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.78168" calcext:value-type="float">
            <text:p>37.78168</text:p>
          </table:table-cell>
          <table:table-cell office:value-type="float" office:value="-122.41884" calcext:value-type="float">
            <text:p>-122.418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95" calcext:value-type="float">
            <text:p>895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.78749" calcext:value-type="float">
            <text:p>37.78749</text:p>
          </table:table-cell>
          <table:table-cell office:value-type="float" office:value="-122.41401" calcext:value-type="float">
            <text:p>-122.414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89" calcext:value-type="float">
            <text:p>889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.78366" calcext:value-type="float">
            <text:p>37.78366</text:p>
          </table:table-cell>
          <table:table-cell office:value-type="float" office:value="-122.43844" calcext:value-type="float">
            <text:p>-122.438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02" calcext:value-type="float">
            <text:p>70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.79094" calcext:value-type="float">
            <text:p>37.79094</text:p>
          </table:table-cell>
          <table:table-cell office:value-type="float" office:value="-122.43257" calcext:value-type="float">
            <text:p>-122.432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20" calcext:value-type="float">
            <text:p>72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.80059" calcext:value-type="float">
            <text:p>37.80059</text:p>
          </table:table-cell>
          <table:table-cell office:value-type="float" office:value="-122.43453" calcext:value-type="float">
            <text:p>-122.434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69" calcext:value-type="float">
            <text:p>76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.80834" calcext:value-type="float">
            <text:p>37.80834</text:p>
          </table:table-cell>
          <table:table-cell office:value-type="float" office:value="-122.4099" calcext:value-type="float">
            <text:p>-122.40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1" calcext:value-type="float">
            <text:p>751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79154" calcext:value-type="float">
            <text:p>37.79154</text:p>
          </table:table-cell>
          <table:table-cell office:value-type="float" office:value="-122.4349" calcext:value-type="float">
            <text:p>-122.43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87" calcext:value-type="float">
            <text:p>587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.76734" calcext:value-type="float">
            <text:p>37.76734</text:p>
          </table:table-cell>
          <table:table-cell office:value-type="float" office:value="-122.3904" calcext:value-type="float">
            <text:p>-122.39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02" calcext:value-type="float">
            <text:p>902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.80137" calcext:value-type="float">
            <text:p>37.80137</text:p>
          </table:table-cell>
          <table:table-cell office:value-type="float" office:value="-122.43218" calcext:value-type="float">
            <text:p>-122.432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.78015" calcext:value-type="float">
            <text:p>37.78015</text:p>
          </table:table-cell>
          <table:table-cell office:value-type="float" office:value="-122.39005" calcext:value-type="float">
            <text:p>-122.39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88" calcext:value-type="float">
            <text:p>888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.78814" calcext:value-type="float">
            <text:p>37.78814</text:p>
          </table:table-cell>
          <table:table-cell office:value-type="float" office:value="-122.40872" calcext:value-type="float">
            <text:p>-122.408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94" calcext:value-type="float">
            <text:p>994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.80387" calcext:value-type="float">
            <text:p>37.80387</text:p>
          </table:table-cell>
          <table:table-cell office:value-type="float" office:value="-122.41326" calcext:value-type="float">
            <text:p>-122.413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6" calcext:value-type="float">
            <text:p>546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.77194" calcext:value-type="float">
            <text:p>37.77194</text:p>
          </table:table-cell>
          <table:table-cell office:value-type="float" office:value="-122.41403" calcext:value-type="float">
            <text:p>-122.414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4" calcext:value-type="float">
            <text:p>544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.78936" calcext:value-type="float">
            <text:p>37.78936</text:p>
          </table:table-cell>
          <table:table-cell office:value-type="float" office:value="-122.40688" calcext:value-type="float">
            <text:p>-122.406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60" calcext:value-type="float">
            <text:p>86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.77799" calcext:value-type="float">
            <text:p>37.77799</text:p>
          </table:table-cell>
          <table:table-cell office:value-type="float" office:value="-122.40736" calcext:value-type="float">
            <text:p>-122.40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02" calcext:value-type="float">
            <text:p>70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.79511" calcext:value-type="float">
            <text:p>37.79511</text:p>
          </table:table-cell>
          <table:table-cell office:value-type="float" office:value="-122.2784" calcext:value-type="float">
            <text:p>-122.27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.7906" calcext:value-type="float">
            <text:p>37.7906</text:p>
          </table:table-cell>
          <table:table-cell office:value-type="float" office:value="-122.40708" calcext:value-type="float">
            <text:p>-122.407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71" calcext:value-type="float">
            <text:p>571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.77264" calcext:value-type="float">
            <text:p>37.77264</text:p>
          </table:table-cell>
          <table:table-cell office:value-type="float" office:value="-122.40984" calcext:value-type="float">
            <text:p>-122.409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78" calcext:value-type="float">
            <text:p>978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.77717" calcext:value-type="float">
            <text:p>37.77717</text:p>
          </table:table-cell>
          <table:table-cell office:value-type="float" office:value="-122.40376" calcext:value-type="float">
            <text:p>-122.403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6" calcext:value-type="float">
            <text:p>606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.61802" calcext:value-type="float">
            <text:p>37.61802</text:p>
          </table:table-cell>
          <table:table-cell office:value-type="float" office:value="-122.38587" calcext:value-type="float">
            <text:p>-122.385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1" calcext:value-type="float">
            <text:p>601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.79167" calcext:value-type="float">
            <text:p>37.79167</text:p>
          </table:table-cell>
          <table:table-cell office:value-type="float" office:value="-122.39834" calcext:value-type="float">
            <text:p>-122.398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33" calcext:value-type="float">
            <text:p>933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.7859" calcext:value-type="float">
            <text:p>37.7859</text:p>
          </table:table-cell>
          <table:table-cell office:value-type="float" office:value="-122.39239" calcext:value-type="float">
            <text:p>-122.392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.5306" calcext:value-type="float">
            <text:p>37.5306</text:p>
          </table:table-cell>
          <table:table-cell office:value-type="float" office:value="-122.26198" calcext:value-type="float">
            <text:p>-122.26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66" calcext:value-type="float">
            <text:p>76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.78231" calcext:value-type="float">
            <text:p>37.78231</text:p>
          </table:table-cell>
          <table:table-cell office:value-type="float" office:value="-122.41814" calcext:value-type="float">
            <text:p>-122.418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94" calcext:value-type="float">
            <text:p>694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.79474" calcext:value-type="float">
            <text:p>37.79474</text:p>
          </table:table-cell>
          <table:table-cell office:value-type="float" office:value="-122.40187" calcext:value-type="float">
            <text:p>-122.401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22" calcext:value-type="float">
            <text:p>722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7.79067" calcext:value-type="float">
            <text:p>37.79067</text:p>
          </table:table-cell>
          <table:table-cell office:value-type="float" office:value="-122.43246" calcext:value-type="float">
            <text:p>-122.432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84" calcext:value-type="float">
            <text:p>584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.78139" calcext:value-type="float">
            <text:p>37.78139</text:p>
          </table:table-cell>
          <table:table-cell office:value-type="float" office:value="-122.47828" calcext:value-type="float">
            <text:p>-122.478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88" calcext:value-type="float">
            <text:p>688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.79026" calcext:value-type="float">
            <text:p>37.79026</text:p>
          </table:table-cell>
          <table:table-cell office:value-type="float" office:value="-122.4162" calcext:value-type="float">
            <text:p>-122.41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11" calcext:value-type="float">
            <text:p>811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.78825" calcext:value-type="float">
            <text:p>37.78825</text:p>
          </table:table-cell>
          <table:table-cell office:value-type="float" office:value="-122.4104" calcext:value-type="float">
            <text:p>-122.4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49" calcext:value-type="float">
            <text:p>949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.81742" calcext:value-type="float">
            <text:p>37.81742</text:p>
          </table:table-cell>
          <table:table-cell office:value-type="float" office:value="-122.37209" calcext:value-type="float">
            <text:p>-122.372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99" calcext:value-type="float">
            <text:p>599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.78589" calcext:value-type="float">
            <text:p>37.78589</text:p>
          </table:table-cell>
          <table:table-cell office:value-type="float" office:value="-122.39683" calcext:value-type="float">
            <text:p>-122.396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74" calcext:value-type="float">
            <text:p>874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.77358" calcext:value-type="float">
            <text:p>37.77358</text:p>
          </table:table-cell>
          <table:table-cell office:value-type="float" office:value="-122.44019" calcext:value-type="float">
            <text:p>-122.440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81" calcext:value-type="float">
            <text:p>581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.75501" calcext:value-type="float">
            <text:p>37.75501</text:p>
          </table:table-cell>
          <table:table-cell office:value-type="float" office:value="-122.41555" calcext:value-type="float">
            <text:p>-122.415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.74288" calcext:value-type="float">
            <text:p>37.74288</text:p>
          </table:table-cell>
          <table:table-cell office:value-type="float" office:value="-122.47822" calcext:value-type="float">
            <text:p>-122.478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.80571" calcext:value-type="float">
            <text:p>37.80571</text:p>
          </table:table-cell>
          <table:table-cell office:value-type="float" office:value="-122.41296" calcext:value-type="float">
            <text:p>-122.41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.78564" calcext:value-type="float">
            <text:p>37.78564</text:p>
          </table:table-cell>
          <table:table-cell office:value-type="float" office:value="-122.39786" calcext:value-type="float">
            <text:p>-122.397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.78862" calcext:value-type="float">
            <text:p>37.78862</text:p>
          </table:table-cell>
          <table:table-cell office:value-type="float" office:value="-122.40624" calcext:value-type="float">
            <text:p>-122.406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.76037" calcext:value-type="float">
            <text:p>37.76037</text:p>
          </table:table-cell>
          <table:table-cell office:value-type="float" office:value="-122.38802" calcext:value-type="float">
            <text:p>-122.388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.79539" calcext:value-type="float">
            <text:p>37.79539</text:p>
          </table:table-cell>
          <table:table-cell office:value-type="float" office:value="-122.39744" calcext:value-type="float">
            <text:p>-122.397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.78412" calcext:value-type="float">
            <text:p>37.78412</text:p>
          </table:table-cell>
          <table:table-cell office:value-type="float" office:value="-122.40753" calcext:value-type="float">
            <text:p>-122.407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.75012" calcext:value-type="float">
            <text:p>37.75012</text:p>
          </table:table-cell>
          <table:table-cell office:value-type="float" office:value="-122.39531" calcext:value-type="float">
            <text:p>-122.395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.75272" calcext:value-type="float">
            <text:p>37.75272</text:p>
          </table:table-cell>
          <table:table-cell office:value-type="float" office:value="-122.41422" calcext:value-type="float">
            <text:p>-122.414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.77847" calcext:value-type="float">
            <text:p>37.77847</text:p>
          </table:table-cell>
          <table:table-cell office:value-type="float" office:value="-122.41532" calcext:value-type="float">
            <text:p>-122.41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.77472" calcext:value-type="float">
            <text:p>37.77472</text:p>
          </table:table-cell>
          <table:table-cell office:value-type="float" office:value="-122.41172" calcext:value-type="float">
            <text:p>-122.411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.79883" calcext:value-type="float">
            <text:p>37.79883</text:p>
          </table:table-cell>
          <table:table-cell office:value-type="float" office:value="-122.42226" calcext:value-type="float">
            <text:p>-122.422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.77964" calcext:value-type="float">
            <text:p>37.77964</text:p>
          </table:table-cell>
          <table:table-cell office:value-type="float" office:value="-122.39151" calcext:value-type="float">
            <text:p>-122.391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.80405" calcext:value-type="float">
            <text:p>37.80405</text:p>
          </table:table-cell>
          <table:table-cell office:value-type="float" office:value="-122.41121" calcext:value-type="float">
            <text:p>-122.41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7.78931" calcext:value-type="float">
            <text:p>37.78931</text:p>
          </table:table-cell>
          <table:table-cell office:value-type="float" office:value="-122.41566" calcext:value-type="float">
            <text:p>-122.415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7.77794" calcext:value-type="float">
            <text:p>37.77794</text:p>
          </table:table-cell>
          <table:table-cell office:value-type="float" office:value="-122.43766" calcext:value-type="float">
            <text:p>-122.437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7.78647" calcext:value-type="float">
            <text:p>37.78647</text:p>
          </table:table-cell>
          <table:table-cell office:value-type="float" office:value="-122.45273" calcext:value-type="float">
            <text:p>-122.452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7.78331" calcext:value-type="float">
            <text:p>37.78331</text:p>
          </table:table-cell>
          <table:table-cell office:value-type="float" office:value="-122.40593" calcext:value-type="float">
            <text:p>-122.405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7.78059" calcext:value-type="float">
            <text:p>37.78059</text:p>
          </table:table-cell>
          <table:table-cell office:value-type="float" office:value="-122.42956" calcext:value-type="float">
            <text:p>-122.429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7.61502" calcext:value-type="float">
            <text:p>37.61502</text:p>
          </table:table-cell>
          <table:table-cell office:value-type="float" office:value="-122.39011" calcext:value-type="float">
            <text:p>-122.3901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041" calcext:value-type="float">
            <text:p>1041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7.77445" calcext:value-type="float">
            <text:p>37.77445</text:p>
          </table:table-cell>
          <table:table-cell office:value-type="float" office:value="-122.45386" calcext:value-type="float">
            <text:p>-122.4538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06" calcext:value-type="float">
            <text:p>706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.77157" calcext:value-type="float">
            <text:p>37.77157</text:p>
          </table:table-cell>
          <table:table-cell office:value-type="float" office:value="-122.43462" calcext:value-type="float">
            <text:p>-122.4346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28" calcext:value-type="float">
            <text:p>728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7.78564" calcext:value-type="float">
            <text:p>37.78564</text:p>
          </table:table-cell>
          <table:table-cell office:value-type="float" office:value="-122.41378" calcext:value-type="float">
            <text:p>-122.4137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00" calcext:value-type="float">
            <text:p>90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7.78996" calcext:value-type="float">
            <text:p>37.78996</text:p>
          </table:table-cell>
          <table:table-cell office:value-type="float" office:value="-122.4058" calcext:value-type="float">
            <text:p>-122.405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93" calcext:value-type="float">
            <text:p>893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7.78539" calcext:value-type="float">
            <text:p>37.78539</text:p>
          </table:table-cell>
          <table:table-cell office:value-type="float" office:value="-122.43089" calcext:value-type="float">
            <text:p>-122.4308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04" calcext:value-type="float">
            <text:p>704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7.79096" calcext:value-type="float">
            <text:p>37.79096</text:p>
          </table:table-cell>
          <table:table-cell office:value-type="float" office:value="-122.43258" calcext:value-type="float">
            <text:p>-122.4325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21" calcext:value-type="float">
            <text:p>721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7.79616" calcext:value-type="float">
            <text:p>37.79616</text:p>
          </table:table-cell>
          <table:table-cell office:value-type="float" office:value="-122.42775" calcext:value-type="float">
            <text:p>-122.4277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77" calcext:value-type="float">
            <text:p>777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.80007" calcext:value-type="float">
            <text:p>37.80007</text:p>
          </table:table-cell>
          <table:table-cell office:value-type="float" office:value="-122.40994" calcext:value-type="float">
            <text:p>-122.4099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57" calcext:value-type="float">
            <text:p>757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7.78667" calcext:value-type="float">
            <text:p>37.78667</text:p>
          </table:table-cell>
          <table:table-cell office:value-type="float" office:value="-122.41313" calcext:value-type="float">
            <text:p>-122.4131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00" calcext:value-type="float">
            <text:p>60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7.78854" calcext:value-type="float">
            <text:p>37.78854</text:p>
          </table:table-cell>
          <table:table-cell office:value-type="float" office:value="-122.40578" calcext:value-type="float">
            <text:p>-122.4057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24" calcext:value-type="float">
            <text:p>924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7.80045" calcext:value-type="float">
            <text:p>37.80045</text:p>
          </table:table-cell>
          <table:table-cell office:value-type="float" office:value="-122.43078" calcext:value-type="float">
            <text:p>-122.4307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04" calcext:value-type="float">
            <text:p>804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7.78937" calcext:value-type="float">
            <text:p>37.78937</text:p>
          </table:table-cell>
          <table:table-cell office:value-type="float" office:value="-122.40649" calcext:value-type="float">
            <text:p>-122.4064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95" calcext:value-type="float">
            <text:p>895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7.78714" calcext:value-type="float">
            <text:p>37.78714</text:p>
          </table:table-cell>
          <table:table-cell office:value-type="float" office:value="-122.41042" calcext:value-type="float">
            <text:p>-122.4104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96" calcext:value-type="float">
            <text:p>996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7.80641" calcext:value-type="float">
            <text:p>37.80641</text:p>
          </table:table-cell>
          <table:table-cell office:value-type="float" office:value="-122.4157" calcext:value-type="float">
            <text:p>-122.415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548" calcext:value-type="float">
            <text:p>548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7.78267" calcext:value-type="float">
            <text:p>37.78267</text:p>
          </table:table-cell>
          <table:table-cell office:value-type="float" office:value="-122.40497" calcext:value-type="float">
            <text:p>-122.4049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550" calcext:value-type="float">
            <text:p>55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7.78974" calcext:value-type="float">
            <text:p>37.78974</text:p>
          </table:table-cell>
          <table:table-cell office:value-type="float" office:value="-122.40176" calcext:value-type="float">
            <text:p>-122.4017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74" calcext:value-type="float">
            <text:p>874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7.78618" calcext:value-type="float">
            <text:p>37.78618</text:p>
          </table:table-cell>
          <table:table-cell office:value-type="float" office:value="-122.39762" calcext:value-type="float">
            <text:p>-122.3976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07" calcext:value-type="float">
            <text:p>707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7.78925" calcext:value-type="float">
            <text:p>37.78925</text:p>
          </table:table-cell>
          <table:table-cell office:value-type="float" office:value="-122.39517" calcext:value-type="float">
            <text:p>-122.3951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85" calcext:value-type="float">
            <text:p>785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7.63809" calcext:value-type="float">
            <text:p>37.63809</text:p>
          </table:table-cell>
          <table:table-cell office:value-type="float" office:value="-122.4046" calcext:value-type="float">
            <text:p>-122.404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30" calcext:value-type="float">
            <text:p>63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7.79249" calcext:value-type="float">
            <text:p>37.79249</text:p>
          </table:table-cell>
          <table:table-cell office:value-type="float" office:value="-122.39419" calcext:value-type="float">
            <text:p>-122.3941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93" calcext:value-type="float">
            <text:p>993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7.78304" calcext:value-type="float">
            <text:p>37.78304</text:p>
          </table:table-cell>
          <table:table-cell office:value-type="float" office:value="-122.3999" calcext:value-type="float">
            <text:p>-122.399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14" calcext:value-type="float">
            <text:p>614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7.77719" calcext:value-type="float">
            <text:p>37.77719</text:p>
          </table:table-cell>
          <table:table-cell office:value-type="float" office:value="-122.40371" calcext:value-type="float">
            <text:p>-122.4037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61" calcext:value-type="float">
            <text:p>661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7.79228" calcext:value-type="float">
            <text:p>37.79228</text:p>
          </table:table-cell>
          <table:table-cell office:value-type="float" office:value="-122.39742" calcext:value-type="float">
            <text:p>-122.3974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34" calcext:value-type="float">
            <text:p>93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7.61748" calcext:value-type="float">
            <text:p>37.61748</text:p>
          </table:table-cell>
          <table:table-cell office:value-type="float" office:value="-122.39853" calcext:value-type="float">
            <text:p>-122.3985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10" calcext:value-type="float">
            <text:p>81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7.61842" calcext:value-type="float">
            <text:p>37.61842</text:p>
          </table:table-cell>
          <table:table-cell office:value-type="float" office:value="-122.39892" calcext:value-type="float">
            <text:p>-122.3989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36" calcext:value-type="float">
            <text:p>836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7.60606" calcext:value-type="float">
            <text:p>37.60606</text:p>
          </table:table-cell>
          <table:table-cell office:value-type="float" office:value="-122.38602" calcext:value-type="float">
            <text:p>-122.3860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64" calcext:value-type="float">
            <text:p>764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7.79489" calcext:value-type="float">
            <text:p>37.79489</text:p>
          </table:table-cell>
          <table:table-cell office:value-type="float" office:value="-122.39696" calcext:value-type="float">
            <text:p>-122.3969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44" calcext:value-type="float">
            <text:p>74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7.79082" calcext:value-type="float">
            <text:p>37.79082</text:p>
          </table:table-cell>
          <table:table-cell office:value-type="float" office:value="-122.43251" calcext:value-type="float">
            <text:p>-122.4325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589" calcext:value-type="float">
            <text:p>58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7.78629" calcext:value-type="float">
            <text:p>37.78629</text:p>
          </table:table-cell>
          <table:table-cell office:value-type="float" office:value="-122.46791" calcext:value-type="float">
            <text:p>-122.4679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02" calcext:value-type="float">
            <text:p>702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7.79006" calcext:value-type="float">
            <text:p>37.79006</text:p>
          </table:table-cell>
          <table:table-cell office:value-type="float" office:value="-122.41692" calcext:value-type="float">
            <text:p>-122.4169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11" calcext:value-type="float">
            <text:p>811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7.78757" calcext:value-type="float">
            <text:p>37.78757</text:p>
          </table:table-cell>
          <table:table-cell office:value-type="float" office:value="-122.40753" calcext:value-type="float">
            <text:p>-122.4075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64" calcext:value-type="float">
            <text:p>964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7.79343" calcext:value-type="float">
            <text:p>37.79343</text:p>
          </table:table-cell>
          <table:table-cell office:value-type="float" office:value="-122.39716" calcext:value-type="float">
            <text:p>-122.3971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20" calcext:value-type="float">
            <text:p>62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7.78793" calcext:value-type="float">
            <text:p>37.78793</text:p>
          </table:table-cell>
          <table:table-cell office:value-type="float" office:value="-122.40177" calcext:value-type="float">
            <text:p>-122.4017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04" calcext:value-type="float">
            <text:p>904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7.76849" calcext:value-type="float">
            <text:p>37.76849</text:p>
          </table:table-cell>
          <table:table-cell office:value-type="float" office:value="-122.45167" calcext:value-type="float">
            <text:p>-122.4516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586" calcext:value-type="float">
            <text:p>586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7.75211" calcext:value-type="float">
            <text:p>37.75211</text:p>
          </table:table-cell>
          <table:table-cell office:value-type="float" office:value="-122.42041" calcext:value-type="float">
            <text:p>-122.4204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7.74741" calcext:value-type="float">
            <text:p>37.74741</text:p>
          </table:table-cell>
          <table:table-cell office:value-type="float" office:value="-122.48793" calcext:value-type="float">
            <text:p>-122.4879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7.80646" calcext:value-type="float">
            <text:p>37.80646</text:p>
          </table:table-cell>
          <table:table-cell office:value-type="float" office:value="-122.41429" calcext:value-type="float">
            <text:p>-122.4142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7.79311" calcext:value-type="float">
            <text:p>37.79311</text:p>
          </table:table-cell>
          <table:table-cell office:value-type="float" office:value="-122.39749" calcext:value-type="float">
            <text:p>-122.3974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7.78877" calcext:value-type="float">
            <text:p>37.78877</text:p>
          </table:table-cell>
          <table:table-cell office:value-type="float" office:value="-122.40533" calcext:value-type="float">
            <text:p>-122.4053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7.78537" calcext:value-type="float">
            <text:p>37.78537</text:p>
          </table:table-cell>
          <table:table-cell office:value-type="float" office:value="-122.39753" calcext:value-type="float">
            <text:p>-122.3975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7.79196" calcext:value-type="float">
            <text:p>37.79196</text:p>
          </table:table-cell>
          <table:table-cell office:value-type="float" office:value="-122.39855" calcext:value-type="float">
            <text:p>-122.3985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7.78653" calcext:value-type="float">
            <text:p>37.78653</text:p>
          </table:table-cell>
          <table:table-cell office:value-type="float" office:value="-122.4121" calcext:value-type="float">
            <text:p>-122.412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7.79203" calcext:value-type="float">
            <text:p>37.79203</text:p>
          </table:table-cell>
          <table:table-cell office:value-type="float" office:value="-122.40315" calcext:value-type="float">
            <text:p>-122.4031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.75201" calcext:value-type="float">
            <text:p>37.75201</text:p>
          </table:table-cell>
          <table:table-cell office:value-type="float" office:value="-122.41855" calcext:value-type="float">
            <text:p>-122.4185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7.78528" calcext:value-type="float">
            <text:p>37.78528</text:p>
          </table:table-cell>
          <table:table-cell office:value-type="float" office:value="-122.40639" calcext:value-type="float">
            <text:p>-122.4063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7.76867" calcext:value-type="float">
            <text:p>37.76867</text:p>
          </table:table-cell>
          <table:table-cell office:value-type="float" office:value="-122.41301" calcext:value-type="float">
            <text:p>-122.4130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7.79889" calcext:value-type="float">
            <text:p>37.79889</text:p>
          </table:table-cell>
          <table:table-cell office:value-type="float" office:value="-122.42251" calcext:value-type="float">
            <text:p>-122.4225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7.78895" calcext:value-type="float">
            <text:p>37.78895</text:p>
          </table:table-cell>
          <table:table-cell office:value-type="float" office:value="-122.40313" calcext:value-type="float">
            <text:p>-122.4031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7.79985" calcext:value-type="float">
            <text:p>37.79985</text:p>
          </table:table-cell>
          <table:table-cell office:value-type="float" office:value="-122.40902" calcext:value-type="float">
            <text:p>-122.409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7.79679" calcext:value-type="float">
            <text:p>37.79679</text:p>
          </table:table-cell>
          <table:table-cell office:value-type="float" office:value="-122.40517" calcext:value-type="float">
            <text:p>-122.4051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7.7902" calcext:value-type="float">
            <text:p>37.7902</text:p>
          </table:table-cell>
          <table:table-cell office:value-type="float" office:value="-122.43148" calcext:value-type="float">
            <text:p>-122.4314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7.7867" calcext:value-type="float">
            <text:p>37.7867</text:p>
          </table:table-cell>
          <table:table-cell office:value-type="float" office:value="-122.45071" calcext:value-type="float">
            <text:p>-122.4507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7.78931" calcext:value-type="float">
            <text:p>37.78931</text:p>
          </table:table-cell>
          <table:table-cell office:value-type="float" office:value="-122.40728" calcext:value-type="float">
            <text:p>-122.4072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7.78705" calcext:value-type="float">
            <text:p>37.78705</text:p>
          </table:table-cell>
          <table:table-cell office:value-type="float" office:value="-122.41973" calcext:value-type="float">
            <text:p>-122.4197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7.75139" calcext:value-type="float">
            <text:p>37.75139</text:p>
          </table:table-cell>
          <table:table-cell office:value-type="float" office:value="-122.39435" calcext:value-type="float">
            <text:p>-122.39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"/>
        </table:table-row>
      </table:table>
      <table:table table:name="Sheet3" table:style-name="ta1">
        <table:table-column table:style-name="co1" table:default-cell-style-name="ce11"/>
        <table:table-column table:style-name="co1" table:default-cell-style-name="ce14"/>
        <table:table-column table:style-name="co1" table:default-cell-style-name="ce18"/>
        <table:table-column table:style-name="co1" table:default-cell-style-name="ce21"/>
        <table:table-column table:style-name="co1" table:default-cell-style-name="ce18"/>
        <table:table-column table:style-name="co1" table:default-cell-style-name="ce21"/>
        <table:table-column table:style-name="co1" table:default-cell-style-name="ce23"/>
        <table:table-column table:style-name="co1" table:default-cell-style-name="Default"/>
        <table:table-row table:style-name="ro1">
          <table:table-cell table:style-name="ce10"/>
          <table:table-cell table:style-name="ce13" office:value-type="string" calcext:value-type="string">
            <text:p>p=-1</text:p>
          </table:table-cell>
          <table:table-cell table:style-name="ce17" office:value-type="string" calcext:value-type="string">
            <text:p>p=0</text:p>
          </table:table-cell>
          <table:table-cell table:style-name="ce19" office:value-type="string" calcext:value-type="string">
            <text:p>gap</text:p>
          </table:table-cell>
          <table:table-cell table:style-name="ce17" office:value-type="string" calcext:value-type="string">
            <text:p>P=5</text:p>
          </table:table-cell>
          <table:table-cell table:style-name="ce19" office:value-type="string" calcext:value-type="string">
            <text:p>gap</text:p>
          </table:table-cell>
          <table:table-cell table:style-name="ce22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50.txt</text:p>
          </table:table-cell>
          <table:table-cell office:value-type="float" office:value="482.994" calcext:value-type="float">
            <text:p>482.994</text:p>
          </table:table-cell>
          <table:table-cell office:value-type="float" office:value="392.85" calcext:value-type="float">
            <text:p>392.85</text:p>
          </table:table-cell>
          <table:table-cell table:style-name="ce20" table:formula="of:=([.B2]-[.C2])/[.B2]" office:value-type="percentage" office:value="0.186635858830544" calcext:value-type="percentage">
            <text:p>18.66%</text:p>
          </table:table-cell>
          <table:table-cell office:value-type="float" office:value="479.44" calcext:value-type="float">
            <text:p>479.44</text:p>
          </table:table-cell>
          <table:table-cell table:style-name="ce20" table:formula="of:=([.B2]-[.E2])/[.B2]" office:value-type="percentage" office:value="0.00735826946090434" calcext:value-type="percentage">
            <text:p>0.74%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5.txt</text:p>
          </table:table-cell>
          <table:table-cell office:value-type="float" office:value="575.99" calcext:value-type="float">
            <text:p>575.99</text:p>
          </table:table-cell>
          <table:table-cell office:value-type="float" office:value="491" calcext:value-type="float">
            <text:p>491</text:p>
          </table:table-cell>
          <table:table-cell table:style-name="ce20" table:formula="of:=([.B3]-[.C3])/[.B3]" office:value-type="percentage" office:value="0.147554645045921" calcext:value-type="percentage">
            <text:p>14.76%</text:p>
          </table:table-cell>
          <table:table-cell office:value-type="float" office:value="574.44" calcext:value-type="float">
            <text:p>574.44</text:p>
          </table:table-cell>
          <table:table-cell table:style-name="ce20" table:formula="of:=([.B3]-[.E3])/[.B3]" office:value-type="percentage" office:value="0.00269101894130099" calcext:value-type="percentage">
            <text:p>0.27%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60.txt</text:p>
          </table:table-cell>
          <table:table-cell office:value-type="string" calcext:value-type="string">
            <text:p>x</text:p>
          </table:table-cell>
          <table:table-cell office:value-type="float" office:value="574.248" calcext:value-type="float">
            <text:p>574.248</text:p>
          </table:table-cell>
          <table:table-cell office:value-type="string" calcext:value-type="string">
            <text:p>-</text:p>
          </table:table-cell>
          <table:table-cell office:value-type="float" office:value="666.06" calcext:value-type="float">
            <text:p>666.0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90.txt</text:p>
          </table:table-cell>
          <table:table-cell office:value-type="string" calcext:value-type="string">
            <text:p>x</text:p>
          </table:table-cell>
          <table:table-cell office:value-type="float" office:value="767.077" calcext:value-type="float">
            <text:p>767.077</text:p>
          </table:table-cell>
          <table:table-cell office:value-type="string" calcext:value-type="string">
            <text:p>-</text:p>
          </table:table-cell>
          <table:table-cell office:value-type="float" office:value="988.115" calcext:value-type="float">
            <text:p>988.11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120.txt</text:p>
          </table:table-cell>
          <table:table-cell office:value-type="string" calcext:value-type="string">
            <text:p>x</text:p>
          </table:table-cell>
          <table:table-cell office:value-type="float" office:value="1037.328" calcext:value-type="float">
            <text:p>1037.328</text:p>
          </table:table-cell>
          <table:table-cell office:value-type="string" calcext:value-type="string">
            <text:p>-</text:p>
          </table:table-cell>
          <table:table-cell office:value-type="float" office:value="1280.51" calcext:value-type="float">
            <text:p>1280.51</text:p>
          </table:table-cell>
          <table:table-cell office:value-type="string" calcext:value-type="string">
            <text:p>-</text:p>
          </table:table-cell>
          <table:table-cell table:style-name="ce24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150.txt</text:p>
          </table:table-cell>
          <table:table-cell office:value-type="string" calcext:value-type="string">
            <text:p>x</text:p>
          </table:table-cell>
          <table:table-cell office:value-type="float" office:value="1422.264" calcext:value-type="float">
            <text:p>1422.2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180.txt</text:p>
          </table:table-cell>
          <table:table-cell office:value-type="string" calcext:value-type="string">
            <text:p>x</text:p>
          </table:table-cell>
          <table:table-cell office:value-type="float" office:value="1427.174" calcext:value-type="float">
            <text:p>1427.1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10.txt</text:p>
          </table:table-cell>
          <table:table-cell office:value-type="string" calcext:value-type="string">
            <text:p>x</text:p>
          </table:table-cell>
          <table:table-cell office:value-type="float" office:value="1982.306" calcext:value-type="float">
            <text:p>1982.3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40.txt</text:p>
          </table:table-cell>
          <table:table-cell office:value-type="string" calcext:value-type="string">
            <text:p>x</text:p>
          </table:table-cell>
          <table:table-cell office:value-type="float" office:value="2063.754" calcext:value-type="float">
            <text:p>2063.7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270.txt</text:p>
          </table:table-cell>
          <table:table-cell office:value-type="string" calcext:value-type="string">
            <text:p>x</text:p>
          </table:table-cell>
          <table:table-cell office:value-type="float" office:value="2799.937" calcext:value-type="float">
            <text:p>2799.9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300.txt</text:p>
          </table:table-cell>
          <table:table-cell office:value-type="string" calcext:value-type="string">
            <text:p>x</text:p>
          </table:table-cell>
          <table:table-cell office:value-type="float" office:value="2774.447" calcext:value-type="float">
            <text:p>2774.4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 table:number-rows-repeated="6">
          <table:table-cell table:style-name="ce12"/>
          <table:table-cell table:style-name="ce15" table:number-columns-repeated="5"/>
          <table:table-cell table:style-name="ce12"/>
          <table:table-cell table:style-name="ce9"/>
        </table:table-row>
        <table:table-row table:style-name="ro1">
          <table:table-cell table:style-name="Default"/>
          <table:table-cell table:style-name="ce16" table:number-columns-repeated="5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 style:data-style-name="N2" text:time-value="15:03:52.0033290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18T16:53:17.219900847</meta:creation-date>
    <dc:date>2020-03-10T17:04:11.260855504</dc:date>
    <meta:editing-duration>P6DT19H30M23S</meta:editing-duration>
    <meta:editing-cycles>3</meta:editing-cycles>
    <meta:generator>LibreOffice/6.4.1.2$Linux_X86_64 LibreOffice_project/e1ad903d8acbc5f5b474f1d8ec3defef24b8c46b</meta:generator>
    <meta:document-statistic meta:table-count="3" meta:cell-count="1088" meta:object-count="0"/>
  </office:meta>
</office:document-meta>
</file>